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214097"/>
    </style:style>
    <style:style style:name="T2" style:family="text">
      <style:text-properties officeooo:rsid="0021c9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Capítulo 6: La Magia** <text:s/></text:p>
      <text:p text:style-name="Standard">#### **2. Introduction of the Theme** <text:s/></text:p>
      <text:p text:style-name="Standard"/>
      <text:p text:style-name="Standard">El eco de los pasos de Elara resonaba en la estrecha escalera de piedra. La espiral parecía no tener fin, y la luz oscilante de las antorchas proyectaba sombras que danzaban en las paredes, creando formas inquietantes. Cada escalón que subía crujía ligeramente bajo su peso, un recordatorio constante de lo antiguo y desgastado que era el lugar. <text:s/></text:p>
      <text:p text:style-name="Standard"/>
      <text:p text:style-name="Standard">La sensación de estar atrapada en un laberinto no la abandonaba. La escalera era fría, con una humedad que impregnaba el aire y hacía resbalar sus manos cada vez que se apoyaba en la pared para mantener el equilibrio. Al pasar junto a una antorcha fijada a la pared, se detuvo para tomarla. El fuego parpadeante iluminó su rostro, y con la nueva fuente de luz, se sintió un poco más segura. <text:s/></text:p>
      <text:p text:style-name="Standard"/>
      <text:p text:style-name="Standard">**“¿Dónde me llevará esto?”**, se preguntó mientras seguía subiendo, con los músculos tensos y cada sentido alerta. <text:s/></text:p>
      <text:p text:style-name="Standard"/>
      <text:p text:style-name="Standard">Finalmente, la escalera terminó en una pequeña abertura que conducía a un largo pasillo. Elara cruzó el umbral, y su aliento se quedó atrapado en su pecho. <text:s/></text:p>
      <text:p text:style-name="Standard"/>
      <text:p text:style-name="Standard">El pasillo se extendía mucho más allá de lo que podía ver, envuelto en penumbras que ni siquiera su antorcha podía disipar por completo. El suelo estaba compuesto de los mismos bloques de piedra gris que la escalera, pero aquí estaban adornados con runas desgastadas, casi imperceptibles, que parecían susurrar secretos al paso de Elara. A ambos lados del pasillo, arcos de piedra daban paso a habitaciones oscuras que parecían observarla con ojos vacíos. <text:s/></text:p>
      <text:p text:style-name="Standard"/>
      <text:p text:style-name="Standard">Elara avanzó con cautela, deteniéndose en el primer arco. Miró dentro, pero la habitación estaba casi vacía. Solo unas cuantas sillas rotas y una mesa cubierta de polvo interrumpían el vacío. La atmósfera era pesada, como si el aire estuviera impregnado de una historia que nadie había contado en mucho tiempo. <text:s/></text:p>
      <text:p text:style-name="Standard"/>
      <text:p text:style-name="Standard">En la siguiente habitación, sin embargo, el ambiente era diferente. Allí, herramientas extrañas y objetos indescifrables estaban distribuidos en mesas y estantes. Elara dejó la antorcha en un soporte junto a la entrada y se acercó para inspeccionarlos. <text:s/></text:p>
      <text:p text:style-name="Standard"/>
      <text:p text:style-name="Standard">Había cristales que reflejaban la luz de formas extrañas, como si atraparan el fuego y lo doblaran dentro de sí mismos. Tubos de vidrio llenos de líquidos de colores brillantes estaban conectados por intrincados conductos de metal que parecían desafiar la lógica. Había algo hipnótico en esos objetos, pero también algo inquietante, como si pertenecieran a un mundo que no debería existir. <text:s/></text:p>
      <text:p text:style-name="Standard"/>
      <text:p text:style-name="Standard">**“¿Un laboratorio?”**, murmuró Elara, sin saber si sentir curiosidad o temor. Tocó uno de los cristales, y su superficie parecía vibrar bajo sus dedos. Dio un paso atrás, sintiendo que no debía tocar nada más. <text:s/></text:p>
      <text:p text:style-name="Standard"/>
      <text:p text:style-name="Standard">Continuó su camino por el pasillo, con el corazón acelerado. La próxima habitación que exploró era completamente diferente. Al cruzar el arco, se encontró rodeada de estanterías repletas de libros. El olor a papel viejo y tinta flotaba en el aire, un aroma que le resultaba reconfortante pero, en este contexto, también extraño y fuera de lugar. <text:s/></text:p>
      <text:p text:style-name="Standard"/>
      <text:p text:style-name="Standard"><text:soft-page-break/>Los muros estaban cubiertos por filas de libros de diferentes tamaños y colores, algunos tan antiguos que sus títulos eran ilegibles, mientras que otros estaban encuadernados con cuero desgastado que aún conservaba grabados en relieve. En el centro de la sala, varios atriles sostenían libros abiertos, y Elara notó que algunas páginas tenían manchas de tinta fresca. <text:s/></text:p>
      <text:p text:style-name="Standard"/>
      <text:p text:style-name="Standard">Se acercó al atril más cercano. El libro era enorme, escrito en un lenguaje que no podía comprender. Las páginas estaban cubiertas de símbolos y dibujos que parecían corresponder a mapas estelares o diagramas mecánicos. Al pasar la página, su corazón dio un vuelco. <text:s/></text:p>
      <text:p text:style-name="Standard"/>
      <text:p text:style-name="Standard">Un dibujo familiar apareció ante ella: un libro, con una portada decorada por intrincados patrones que Elara conocía demasiado bien. **“El códice perdido,”** susurró, con los ojos clavados en la imagen. Sus manos temblaban al acariciar la página, como si al hacerlo pudiera entender mejor lo que veía. <text:s/></text:p>
      <text:p text:style-name="Standard"/>
      <text:p text:style-name="Standard">**“¿Por qué hay un dibujo del códice aquí? ¿Quién estuvo estudiándolo?”** Sus preguntas quedaron sin respuesta, pero una certeza creció en su interior: quienquiera que estuviera detrás de esto, no era alguien común. <text:s/></text:p>
      <text:p text:style-name="Standard"/>
      <text:p text:style-name="Standard">Caminó hacia el siguiente atril, donde otro libro estaba abierto. Este, a diferencia del anterior, estaba escrito en la lengua de Elara. Leyó el título de la página: **“Hechizos para manipular la luz.”** Su mirada se desplazó hacia el resto del texto, que describía cómo crear una fuente de poder mágico utilizando espejos. <text:s/></text:p>
      <text:p text:style-name="Standard"/>
      <text:p text:style-name="Text_20_body"/>
      <text:p text:style-name="Text_20_body">Elara observó con atención los dibujos detallados que acompañaban el texto. Mostraban una gran sala <text:s/>con 107 espejos dispuestos meticulosamente en una formación elíptica. Cada espejo tenía un marco ornamentado, grabado con runas arcanas que parecían formar parte del hechizo en sí. En el centro exacto de la elipse, un espejo de mayor tamaño y con un diseño único ocupaba un lugar preeminente. Según las anotaciones, esta configuración específica de espejos no era arbitraria: el diseño elíptico permitía concentrar y amplificar cualquier fuente de energía mágica en un solo punto. El texto describía cómo, al alinear los espejos con precisión y canalizar la luz de una luna llena teñida de rojo, la energía recolectada<text:span text:style-name="T1"> cargaria el artefacto por 43 anos, y utilizando e</text:span>l espejo central podría ser redirigida hacia <text:span text:style-name="T2">un</text:span> bastón <text:span text:style-name="T2">magico</text:span>, proporcionando una fuente de poder ilimitado. Los diagramas mostraban destellos de energía mágica fluyendo entre los espejos como ríos de luz, convergiendo en el cristal oscuro del espejo central. Era una construcción tan brillante como siniestra.</text:p>
      <text:p text:style-name="Standard"/>
      <text:p text:style-name="Standard"><text:s/>**“¿Magia?”** se preguntó, recordando los relatos de su infancia sobre fuerzas invisibles que podían torcer la realidad misma. La descripción era detallada, con instrucciones precisas y dibujos que mostraban cómo colocar los espejos. <text:s/></text:p>
      <text:p text:style-name="Standard"/>
      <text:p text:style-name="Standard">Cerró el libro con cuidado y volvió a tomar la antorcha. La idea de magia la inquietaba, pero no podía detenerse ahora. Salió de la habitación y continuó explorando el pasillo, siempre con la sensación de que algo o alguien la observaba desde las sombras. <text:s/></text:p>
      <text:p text:style-name="Standard"/>
      <text:p text:style-name="Standard">Elara avanzó lentamente, su mirada saltando de un rincón a otro, hasta que llegó a otra escalera. Esta era más amplia que la anterior, y parecía conducir a un nivel superior del castillo. Justo antes de poner el pie en el primer escalón, algo en la pared llamó su atención. <text:s/></text:p>
      <text:p text:style-name="Standard"><text:soft-page-break/></text:p>
      <text:p text:style-name="Standard">Tallado en la piedra había un escudo. No era un simple diseño decorativo; era un emblema que Elara había visto antes, en uno de los relatos que un viejo vecino le había contado sobre este lugar. El escudo del mago. <text:s/></text:p>
      <text:p text:style-name="Standard"/>
      <text:p text:style-name="Standard">Elara sintió que su respiración se aceleraba. **“¿Es este el castillo del mago?”**, pensó, con el corazón martilleando en su pecho. La posibilidad de estar en el dominio de un ser tan poderoso como peligroso le helaba la sangre, pero también la llenaba de una resolución feroz. <text:s/></text:p>
      <text:p text:style-name="Standard"/>
      <text:p text:style-name="Standard">No podía retroceder ahora. Ajustó su agarre en la antorcha y comenzó a subir la nueva escalera, dejando atrás el silencio ominoso del pasillo.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21T12:23:34.172000000</meta:creation-date>
    <dc:date>2025-01-21T13:09:31.295000000</dc:date>
    <meta:editing-duration>PT5M26S</meta:editing-duration>
    <meta:editing-cycles>1</meta:editing-cycles>
    <meta:document-statistic meta:table-count="0" meta:image-count="0" meta:object-count="0" meta:page-count="3" meta:paragraph-count="24" meta:word-count="1144" meta:character-count="7021" meta:non-whitespace-character-count="5854"/>
    <meta:generator>LibreOffice/7.3.5.2$Windows_X86_64 LibreOffice_project/184fe81b8c8c30d8b5082578aee2fed2ea847c01</meta:generator>
  </office:meta>
</office:document-meta>
</file>